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3">
      <style:paragraph-properties fo:margin-left="1.251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n order comply with the current version of the standard, a Cartouche must be a XML file containing all the following mandatory elements, unless stated differently, in order to be valid against the <text:a xlink:type="simple" xlink:href="http://www.opensourcecartouche.org/dtd/0.1.dtd">Open Source Cartouche DTD</text:a> :</text:p>
      <text:list xml:id="list2130789356" text:style-name="L3">
        <text:list-item>
          <text:p text:style-name="P1">A <text:span text:style-name="T1">Cartouche</text:span> element, numbered with the version of Open Source Cartouche it complies with in a version attribute and enclosing the following informations: </text:p>
          <text:list>
            <text:list-item>
              <text:p text:style-name="P2">A <text:span text:style-name="T1">Component</text:span> element describing the main informations of the component being identified:</text:p>
              <text:list>
                <text:list-item>
                  <text:p text:style-name="P2">A <text:span text:style-name="T1">ComponentName</text:span> element containing the most common name of the component;</text:p>
                </text:list-item>
                <text:list-item>
                  <text:p text:style-name="P2">A <text:span text:style-name="T1">ComponentVersion</text:span> element stating the version of the component this Cartouche identifies;</text:p>
                </text:list-item>
                <text:list-item>
                  <text:p text:style-name="P2">A <text:span text:style-name="T1">ComponentHomepage</text:span> element linking to the homepage of the component dedicated website;</text:p>
                </text:list-item>
                <text:list-item>
                  <text:p text:style-name="P2">An optional <text:span text:style-name="T1">Status</text:span> element containing informations related to the component current state of development (i.e. Alpha, Beta, RC, Stable...). <text:span text:style-name="Emphasis">This element is meant to evolve soon.</text:span></text:p>
                </text:list-item>
                <text:list-item>
                  <text:p text:style-name="P2">An optional <text:span text:style-name="T1">Date</text:span> element, giving the date of release of the component in the form of YYYYMMDD;</text:p>
                </text:list-item>
                <text:list-item>
                  <text:p text:style-name="P2">An optional <text:span text:style-name="T1">Type</text:span> element which is the main application domain of the component (i.e. Development, OfficeSuite, Networking... <text:span text:style-name="Emphasis">This element is meant to evolve soon.</text:span></text:p>
                </text:list-item>
                <text:list-item>
                  <text:p text:style-name="P2">An optional <text:span text:style-name="T1">MainTech</text:span> element which describes the Main Technology behind the component. Much more for inventory purpose than for real categorizing (i.e. Javascript, OpenDocument...) <text:span text:style-name="Emphasis">This element is meant to evolve soon.</text:span></text:p>
                </text:list-item>
              </text:list>
            </text:list-item>
            <text:list-item>
              <text:p text:style-name="P2">A <text:span text:style-name="T1">License</text:span> element which contains informations about the license the component is released under </text:p>
              <text:list>
                <text:list-item>
                  <text:p text:style-name="P2">A <text:span text:style-name="T1">LicenseName</text:span> element containing the most Common name of the license (i.e. GNU GPL, BSD...) <text:span text:style-name="Emphasis">This element is meant to evolve soon.</text:span></text:p>
                </text:list-item>
                <text:list-item>
                  <text:p text:style-name="P2">A <text:span text:style-name="T1">LicenseVersion</text:span> element stating the version of the licence</text:p>
                </text:list-item>
                <text:list-item>
                  <text:p text:style-name="P2">A <text:span text:style-name="T1">LicenseHomepage</text:span> element linking to the homepage of the full text licence. Could also refer to the LICENSE file. (i.e. http://www.gnu.org/licenses/gpl.html)</text:p>
                </text:list-item>
              </text:list>
            </text:list-item>
            <text:list-item>
              <text:p text:style-name="P2">A <text:span text:style-name="T1">Team</text:span> element containing informations related to the project team. It must contain a least one Developer and may contain Contributors. </text:p>
              <text:list>
                <text:list-item>
                  <text:p text:style-name="P2">A <text:span text:style-name="T1">Developer</text:span> element listing the various Developers related information :</text:p>
                  <text:list>
                    <text:list-item>
                      <text:p text:style-name="P2">A <text:span text:style-name="T1">DeveloperName</text:span> element stating the common name of the developer (i.e. the name used to commit)</text:p>
                    </text:list-item>
                    <text:list-item>
                      <text:p text:style-name="P2">A <text:span text:style-name="T1">DeveloperEmail</text:span> element linking to the Developer main email that could be used to contact</text:p>
                    </text:list-item>
                    <text:list-item>
                      <text:p text:style-name="P2">A <text:span text:style-name="T1">DeveloperCompany</text:span> element containing the company name the developer is working for</text:p>
                    </text:list-item>
                  </text:list>
                </text:list-item>
                <text:list-item>
                  <text:p text:style-name="P2">An optional <text:span text:style-name="T1">Contributor</text:span> element listing the various Contributor related informations</text:p>
                  <text:list>
                    <text:list-item>
                      <text:p text:style-name="P2">A <text:span text:style-name="T1">ContributorName</text:span> element stating the common name of the contributor (i.e. the name used to commit)</text:p>
                    </text:list-item>
                    <text:list-item>
                      <text:p text:style-name="P2"><text:soft-page-break/>A <text:span text:style-name="T1">ContributorEmail</text:span> element linking to the Contributor main email that could be used to contact</text:p>
                    </text:list-item>
                    <text:list-item>
                      <text:p text:style-name="P2">A <text:span text:style-name="T1">ContributorCompany</text:span> element containing the company name contributor is working for</text:p>
                    </text:list-item>
                  </text:list>
                </text:list-item>
              </text:list>
            </text:list-item>
            <text:list-item>
              <text:p text:style-name="P2">A <text:span text:style-name="T1">Legal</text:span> element containing elements related to copyright and usage restrictions</text:p>
              <text:list>
                <text:list-item>
                  <text:p text:style-name="P2">A <text:span text:style-name="T1">Copyright</text:span> element giving the Holder of the copyright of the component</text:p>
                </text:list-item>
                <text:list-item>
                  <text:p text:style-name="P2">An optional <text:span text:style-name="T1">Patents</text:span> listing of known patents included in the source code</text:p>
                  <text:list>
                    <text:list-item>
                      <text:p text:style-name="P2">A <text:span text:style-name="T1">Number</text:span> element containing the publication number of the patent</text:p>
                    </text:list-item>
                    <text:list-item>
                      <text:p text:style-name="P2">An optional <text:span text:style-name="T1">PublicationDate</text:span> element stating the Publication date of the patent</text:p>
                    </text:list-item>
                    <text:list-item>
                      <text:p text:style-name="P2">An optional <text:span text:style-name="T1">Description</text:span> element containing Patent description</text:p>
                    </text:list-item>
                  </text:list>
                </text:list-item>
                <text:list-item>
                  <text:p text:style-name="P2">An optional <text:span text:style-name="T1">Cryptography</text:span> element listing the different embedded cryptography algorithms</text:p>
                  <text:list>
                    <text:list-item>
                      <text:p text:style-name="P2">A <text:span text:style-name="T1">Name</text:span> element containing the most common name of the algorithm</text:p>
                    </text:list-item>
                  </text:list>
                </text:list-item>
              </text:list>
            </text:list-item>
            <text:list-item>
              <text:p text:style-name="P2">An optional <text:span text:style-name="T1">Misc</text:span> element containing various elements that may be used to extend the informations included in the Cartouche </text:p>
              <text:list>
                <text:list-item>
                  <text:p text:style-name="P2">An optional <text:span text:style-name="T1">Comment</text:span><text:span text:style-name="T2"> element, free to use ;</text:span></text:p>
                </text:list-item>
                <text:list-item>
                  <text:p text:style-name="P2">An optional <text:span text:style-name="T1">FileNumber</text:span> number element containing the number of files shipped with the current Cartouche included ;</text:p>
                </text:list-item>
                <text:list-item>
                  <text:p text:style-name="P2">An optional <text:span text:style-name="T1">Data</text:span> element containing informations related to the amount of data ;</text:p>
                  <text:list>
                    <text:list-item>
                      <text:p text:style-name="P2">A <text:span text:style-name="T1">Volume</text:span> element containing the Volume of data shipped with the component (i.e. 8)</text:p>
                    </text:list-item>
                    <text:list-item>
                      <text:p text:style-name="P2">A <text:span text:style-name="T1">Unit</text:span> element expressing the Unit of volume (i.e. Mo, Go, To...)</text:p>
                    </text:list-item>
                  </text:list>
                </text:list-item>
                <text:list-item>
                  <text:p text:style-name="P2">An optional <text:span text:style-name="T1">Dependencies</text:span> element listing all the components obviously mandatory in order to get the described component to work properly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e-Arnaud HARANGER</meta:initial-creator>
    <meta:creation-date>2011-05-10T16:42:32</meta:creation-date>
    <meta:document-statistic meta:table-count="0" meta:image-count="0" meta:object-count="0" meta:page-count="2" meta:paragraph-count="38" meta:word-count="622" meta:character-count="3899"/>
    <dc:date>2011-05-10T18:41:35</dc:date>
    <dc:creator>Philippe-Arnaud HARANGER</dc:creator>
    <meta:editing-duration>PT1H43M53S</meta:editing-duration>
    <meta:editing-cycles>1</meta:editing-cycles>
    <meta:generator>OpenOffice.org/3.3$Unix OpenOffice.org_project/330m20$Build-9567</meta:generator>
  </office:meta>
</office:document-meta>
</file>